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Impl.RepositoryImpl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Impl.get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addResource( 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positoryImp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setLastmodified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ositoryImpl.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setURL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parseRepositoryFile( int hopCou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76">
            <text:p text:style-name="Table_20_Contents">7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